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language="es" fo:country="MX"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language="es" fo:country="MX"/>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text-properties fo:language="es" fo:country="MX"/>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text-properties fo:language="es" fo:country="MX"/>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text-properties fo:language="es" fo:country="MX"/>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Título" style:master-page-name="MP1" style:family="paragraph">
      <style:paragraph-properties fo:break-before="page"/>
      <style:text-properties fo:language="es" fo:country="MX"/>
    </style:style>
    <style:style style:name="P102" style:parent-style-name="Standard" style:family="paragraph">
      <style:paragraph-properties fo:text-align="justify"/>
      <style:text-properties fo:language="es" fo:country="MX"/>
    </style:style>
    <style:style style:name="P103" style:parent-style-name="Normal" style:family="paragraph">
      <style:paragraph-properties fo:text-align="justify" fo:line-height="150%"/>
    </style:style>
    <style:style style:name="T104" style:parent-style-name="Fuentedepárrafopredeter." style:family="text">
      <style:text-properties fo:language="es" fo:country="MX"/>
    </style:style>
    <style:style style:name="T105" style:parent-style-name="Fuentedepárrafopredeter." style:family="text">
      <style:text-properties fo:language="es" fo:country="MX"/>
    </style:style>
    <style:style style:name="T106" style:parent-style-name="Fuentedepárrafopredeter." style:family="text">
      <style:text-properties fo:language="es" fo:country="MX"/>
    </style:style>
    <style:style style:name="T107" style:parent-style-name="Fuentedepárrafopredeter." style:family="text">
      <style:text-properties fo:language="es" fo:country="MX"/>
    </style:style>
    <style:style style:name="T108" style:parent-style-name="Fuentedepárrafopredeter." style:family="text">
      <style:text-properties fo:language="es" fo:country="MX"/>
    </style:style>
    <style:style style:name="T109" style:parent-style-name="Fuentedepárrafopredeter." style:family="text">
      <style:text-properties fo:language="es" fo:country="MX"/>
    </style:style>
    <style:style style:name="T110" style:parent-style-name="Fuentedepárrafopredeter." style:family="text">
      <style:text-properties fo:language="es" fo:country="MX"/>
    </style:style>
    <style:style style:name="T111" style:parent-style-name="Fuentedepárrafopredeter." style:family="text">
      <style:text-properties fo:language="es" fo:country="MX"/>
    </style:style>
    <style:style style:name="T112" style:parent-style-name="Fuentedepárrafopredeter." style:family="text">
      <style:text-properties fo:language="es" fo:country="MX"/>
    </style:style>
    <style:style style:name="T113" style:parent-style-name="Fuentedepárrafopredeter." style:family="text">
      <style:text-properties fo:language="es" fo:country="MX"/>
    </style:style>
    <style:style style:name="T114"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rco Antonio Martínez Quintana</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3</text:p>
          </table:table-cell>
        </table:table-row>
        <table:table-row table:style-name="TableRow50">
          <table:table-cell table:style-name="TableCell51">
            <text:p text:style-name="P52"/>
            <text:p text:style-name="P53">No de Práctica(s):</text:p>
          </table:table-cell>
          <table:table-cell table:style-name="TableCell54">
            <text:p text:style-name="P55">0</text:p>
          </table:table-cell>
        </table:table-row>
        <table:table-row table:style-name="TableRow56">
          <table:table-cell table:style-name="TableCell57">
            <text:p text:style-name="P58"/>
            <text:p text:style-name="P59">Integrante(s):</text:p>
          </table:table-cell>
          <table:table-cell table:style-name="TableCell60">
            <text:p text:style-name="P61">Camacho Garduño Miguel Angel</text:p>
          </table:table-cell>
        </table:table-row>
        <table:table-row table:style-name="TableRow62">
          <table:table-cell table:style-name="TableCell63">
            <text:p text:style-name="P64">No. de Equipo de cómputo empleado:</text:p>
          </table:table-cell>
          <table:table-cell table:style-name="TableCell65">
            <text:p text:style-name="P66">No aplica</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Primero</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Lunes, 28 de septiembre de 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_</text:p>
      <text:soft-page-break/>
      <text:p text:style-name="P101">Comentario</text:p>
      <text:p text:style-name="P102"/>
      <text:p text:style-name="P103"><text:span text:style-name="T104">Considero que el aparto de Sistema de Gestión de la Calidad está muy bien estructurado y organizado para tanto alumnos como a docentes, ya que soy una persona muy organizada y que cada tema esté en el apartado<text:s/></text:span><text:span text:style-name="T105">correspondiente. Me resulta importante leer los protocolos de seguridad del laboratorio, porque a pesar de que no estemos físicamente ahí por la situación de la pandemia del COVID-19, no se puede descartar la posibilidad de presentarse una de estas situaci</text:span><text:span text:style-name="T106">ones en nuestros hogares durante las clases en línea. Además de que los laboratorios de la Facultad de Ingeniería tienen un certificado de calidad, cosa que no recuerdo que tuviera FES Aragón en sus laboratorios cuando fui a la visita guiada antes de la pa</text:span><text:span text:style-name="T107">ndemia. También de que me fue necesario revisar el calendario de prácticas para ver qué se va a realizar en cada una y cuándo. En lo de la sección de comentarios y sugerencias, resulta importante para que los docentes y el personal encargado de los laborat</text:span><text:span text:style-name="T108">orios sepan en qué se puede mejorar su forma de enseñar o diversas cosas. En el reglamento general me resulta importante saber la definición de los distintos tipos de residuos y su función, además de saber lo que le corresponde hacer tanto al alumno como a</text:span><text:span text:style-name="T109">l docente. Con respecto al reglamento de laboratorio, yo no tengo ningún problema porque pongo atención a las indicaciones del profesor y rara vez hablo con mis compañeros de clase, y siempre trato de cuidar mis cosas y la de la facultad, en este caso el e</text:span><text:span text:style-name="T110">quipo de cómputo. En este aparto me resulta super interesante de que la Facultad de Ingeniería sea líder en los laboratorios de ingeniería a nivel nacional. En la parte de la guía para la impartición de las prácticas de laboratorio, consideré necesario rev</text:span><text:span text:style-name="T111">isar lo que va a realizar el docente antes, durante y después de la actividad correspondiente en las instalaciones. Ambas encuestas, FODO-12 y FODO-22, resultan ser de vital importancia, porque de ahí se puede saber si el alumno está aprendiendo o cumplien</text:span><text:span text:style-name="T112">do con lo esperado, aparte de que los objetivos de la asignatura también se estén cumpliendo. Si es necesario de que esté en el archivo de plan de contingencia, los números de emergencia tanto de la facultad como de la UNAM,<text:s/></text:span><text:span text:style-name="T113">aunque en semestres post</text:span><text:span text:style-name="T114">eriores ya estemos en clases presenciales, serían útil tener estos teléfon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GUEL ANGEL CAMACHO GARDUÑO</dc:creator>
    <meta:creation-date>2020-09-28T14:55:00Z</meta:creation-date>
    <dc:date>2020-09-28T20:23:00Z</dc:date>
    <meta:template xlink:href="Normal" xlink:type="simple"/>
    <meta:editing-cycles>43</meta:editing-cycles>
    <meta:editing-duration>PT6060S</meta:editing-duration>
    <meta:document-statistic meta:page-count="2" meta:paragraph-count="5" meta:word-count="437" meta:character-count="2836" meta:row-count="20" meta:non-whitespace-character-count="2404"/>
  </office:meta>
</office:document-meta>
</file>